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1.942cm"/>
    </style:style>
    <style:style style:name="co4" style:family="table-column">
      <style:table-column-properties fo:break-before="auto" style:column-width="2.133cm"/>
    </style:style>
    <style:style style:name="co5" style:family="table-column">
      <style:table-column-properties fo:break-before="auto" style:column-width="3.357cm"/>
    </style:style>
    <style:style style:name="co6" style:family="table-column">
      <style:table-column-properties fo:break-before="auto" style:column-width="3.46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1"/>
    <style:style style:name="ce2" style:family="table-cell" style:parent-style-name="Default" style:data-style-name="N112"/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ce1"/>
        <table:table-column table:style-name="co5" table:default-cell-style-name="ce2"/>
        <table:table-column table:style-name="co4" table:default-cell-style-name="ce1"/>
        <table:table-column table:style-name="co6" table:number-columns-repeated="2" table:default-cell-style-name="Default"/>
        <table:table-row table:style-name="ro1">
          <table:table-cell/>
          <table:table-cell office:value-type="string" calcext:value-type="string">
            <text:p>NODE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STDDEV</text:p>
          </table:table-cell>
          <table:table-cell office:value-type="string" calcext:value-type="string">
            <text:p>MSE</text:p>
          </table:table-cell>
          <table:table-cell table:style-name="Default" office:value-type="string" calcext:value-type="string">
            <text:p>MAE</text:p>
          </table:table-cell>
          <table:table-cell table:style-name="Default" office:value-type="string" calcext:value-type="string">
            <text:p>MAPE</text:p>
          </table:table-cell>
          <table:table-cell table:style-name="Default" office:value-type="string" calcext:value-type="string">
            <text:p>RMSE</text:p>
          </table:table-cell>
          <table:table-cell office:value-type="string" calcext:value-type="string">
            <text:p>EV</text:p>
          </table:table-cell>
          <table:table-cell office:value-type="string" calcext:value-type="string">
            <text:p>FRAC_IN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86.2245" calcext:value-type="float">
            <text:p>586.2245</text:p>
          </table:table-cell>
          <table:table-cell office:value-type="float" office:value="302.10443" calcext:value-type="float">
            <text:p>302.10443</text:p>
          </table:table-cell>
          <table:table-cell office:value-type="float" office:value="47492.125" calcext:value-type="float">
            <text:p>47492.125</text:p>
          </table:table-cell>
          <table:table-cell office:value-type="float" office:value="160.544" calcext:value-type="float">
            <text:p>160.544</text:p>
          </table:table-cell>
          <table:table-cell office:value-type="float" office:value="7929074400000000" calcext:value-type="float">
            <text:p>7.929E+15</text:p>
          </table:table-cell>
          <table:table-cell office:value-type="float" office:value="217.92688" calcext:value-type="float">
            <text:p>217.927</text:p>
          </table:table-cell>
          <table:table-cell office:value-type="float" office:value="0.496434509754181" calcext:value-type="float">
            <text:p>0.496434509754181</text:p>
          </table:table-cell>
          <table:table-cell office:value-type="float" office:value="0.707175925925926" calcext:value-type="float">
            <text:p>0.707175925925926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443.9609" calcext:value-type="float">
            <text:p>443.9609</text:p>
          </table:table-cell>
          <table:table-cell office:value-type="float" office:value="325.32227" calcext:value-type="float">
            <text:p>325.32227</text:p>
          </table:table-cell>
          <table:table-cell office:value-type="float" office:value="79812.22" calcext:value-type="float">
            <text:p>79812.22</text:p>
          </table:table-cell>
          <table:table-cell office:value-type="float" office:value="217.52141" calcext:value-type="float">
            <text:p>217.521</text:p>
          </table:table-cell>
          <table:table-cell office:value-type="float" office:value="1.5893676E+017" calcext:value-type="float">
            <text:p>1.589E+17</text:p>
          </table:table-cell>
          <table:table-cell office:value-type="float" office:value="282.51056" calcext:value-type="float">
            <text:p>282.511</text:p>
          </table:table-cell>
          <table:table-cell office:value-type="float" office:value="0.264598309993744" calcext:value-type="float">
            <text:p>0.264598309993744</text:p>
          </table:table-cell>
          <table:table-cell office:value-type="float" office:value="0.695138888888889" calcext:value-type="float">
            <text:p>0.695138888888889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784.5025" calcext:value-type="float">
            <text:p>784.5025</text:p>
          </table:table-cell>
          <table:table-cell office:value-type="float" office:value="354.2095" calcext:value-type="float">
            <text:p>354.2095</text:p>
          </table:table-cell>
          <table:table-cell office:value-type="float" office:value="85447.08" calcext:value-type="float">
            <text:p>85447.08</text:p>
          </table:table-cell>
          <table:table-cell office:value-type="float" office:value="230.85405" calcext:value-type="float">
            <text:p>230.854</text:p>
          </table:table-cell>
          <table:table-cell office:value-type="float" office:value="4.1278454E+016" calcext:value-type="float">
            <text:p>4.128E+16</text:p>
          </table:table-cell>
          <table:table-cell office:value-type="float" office:value="292.31332" calcext:value-type="float">
            <text:p>292.313</text:p>
          </table:table-cell>
          <table:table-cell office:value-type="float" office:value="0.402585029602051" calcext:value-type="float">
            <text:p>0.402585029602051</text:p>
          </table:table-cell>
          <table:table-cell office:value-type="float" office:value="0.610648148148148" calcext:value-type="float">
            <text:p>0.610648148148148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29.13776" calcext:value-type="float">
            <text:p>729.13776</text:p>
          </table:table-cell>
          <table:table-cell office:value-type="float" office:value="384.85095" calcext:value-type="float">
            <text:p>384.85095</text:p>
          </table:table-cell>
          <table:table-cell office:value-type="float" office:value="62602.875" calcext:value-type="float">
            <text:p>62602.875</text:p>
          </table:table-cell>
          <table:table-cell office:value-type="float" office:value="169.44202" calcext:value-type="float">
            <text:p>169.442</text:p>
          </table:table-cell>
          <table:table-cell office:value-type="float" office:value="826847640000000" calcext:value-type="float">
            <text:p>8.268E+14</text:p>
          </table:table-cell>
          <table:table-cell office:value-type="float" office:value="250.20566" calcext:value-type="float">
            <text:p>250.206</text:p>
          </table:table-cell>
          <table:table-cell office:value-type="float" office:value="0.588795900344849" calcext:value-type="float">
            <text:p>0.588795900344849</text:p>
          </table:table-cell>
          <table:table-cell office:value-type="float" office:value="0.734722222222222" calcext:value-type="float">
            <text:p>0.734722222222222</text:p>
          </table:table-cell>
        </table:table-row>
        <table:table-row table:style-name="ro1">
          <table:table-cell table:number-columns-repeated="2" office:value-type="float" office:value="4" calcext:value-type="float">
            <text:p>4</text:p>
          </table:table-cell>
          <table:table-cell office:value-type="float" office:value="274.19473" calcext:value-type="float">
            <text:p>274.19473</text:p>
          </table:table-cell>
          <table:table-cell office:value-type="float" office:value="166.39223" calcext:value-type="float">
            <text:p>166.39223</text:p>
          </table:table-cell>
          <table:table-cell office:value-type="float" office:value="11571.966" calcext:value-type="float">
            <text:p>11571.966</text:p>
          </table:table-cell>
          <table:table-cell office:value-type="float" office:value="79.433075" calcext:value-type="float">
            <text:p>79.433</text:p>
          </table:table-cell>
          <table:table-cell office:value-type="float" office:value="2.1074243E+016" calcext:value-type="float">
            <text:p>2.107E+16</text:p>
          </table:table-cell>
          <table:table-cell office:value-type="float" office:value="107.573074" calcext:value-type="float">
            <text:p>107.573</text:p>
          </table:table-cell>
          <table:table-cell office:value-type="float" office:value="0.606735229492188" calcext:value-type="float">
            <text:p>0.606735229492188</text:p>
          </table:table-cell>
          <table:table-cell office:value-type="float" office:value="0.698842592592593" calcext:value-type="float">
            <text:p>0.698842592592593</text:p>
          </table:table-cell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float" office:value="1341.9609" calcext:value-type="float">
            <text:p>1341.9609</text:p>
          </table:table-cell>
          <table:table-cell office:value-type="float" office:value="800.09467" calcext:value-type="float">
            <text:p>800.09467</text:p>
          </table:table-cell>
          <table:table-cell office:value-type="float" office:value="151884.56" calcext:value-type="float">
            <text:p>151884.56</text:p>
          </table:table-cell>
          <table:table-cell office:value-type="float" office:value="304.18707" calcext:value-type="float">
            <text:p>304.187</text:p>
          </table:table-cell>
          <table:table-cell office:value-type="float" office:value="8.45475E+016" calcext:value-type="float">
            <text:p>8.455E+16</text:p>
          </table:table-cell>
          <table:table-cell office:value-type="float" office:value="389.7237" calcext:value-type="float">
            <text:p>389.724</text:p>
          </table:table-cell>
          <table:table-cell office:value-type="float" office:value="0.780462026596069" calcext:value-type="float">
            <text:p>0.780462026596069</text:p>
          </table:table-cell>
          <table:table-cell office:value-type="float" office:value="0.666666666666667" calcext:value-type="float">
            <text:p>0.666666666666667</text:p>
          </table:table-cell>
        </table:table-row>
        <table:table-row table:style-name="ro1">
          <table:table-cell table:number-columns-repeated="2" office:value-type="float" office:value="6" calcext:value-type="float">
            <text:p>6</text:p>
          </table:table-cell>
          <table:table-cell office:value-type="float" office:value="2369.319" calcext:value-type="float">
            <text:p>2369.319</text:p>
          </table:table-cell>
          <table:table-cell office:value-type="float" office:value="1143.4784" calcext:value-type="float">
            <text:p>1143.4784</text:p>
          </table:table-cell>
          <table:table-cell office:value-type="float" office:value="191764.17" calcext:value-type="float">
            <text:p>191764.17</text:p>
          </table:table-cell>
          <table:table-cell office:value-type="float" office:value="342.4898" calcext:value-type="float">
            <text:p>342.490</text:p>
          </table:table-cell>
          <table:table-cell office:value-type="float" office:value="1051625200000000" calcext:value-type="float">
            <text:p>1.052E+15</text:p>
          </table:table-cell>
          <table:table-cell office:value-type="float" office:value="437.90887" calcext:value-type="float">
            <text:p>437.909</text:p>
          </table:table-cell>
          <table:table-cell office:value-type="float" office:value="0.854773461818695" calcext:value-type="float">
            <text:p>0.854773461818695</text:p>
          </table:table-cell>
          <table:table-cell office:value-type="float" office:value="0.686805555555556" calcext:value-type="float">
            <text:p>0.686805555555556</text:p>
          </table:table-cell>
        </table:table-row>
        <table:table-row table:style-name="ro1">
          <table:table-cell table:number-columns-repeated="2" office:value-type="float" office:value="7" calcext:value-type="float">
            <text:p>7</text:p>
          </table:table-cell>
          <table:table-cell office:value-type="float" office:value="1079.7225" calcext:value-type="float">
            <text:p>1079.7225</text:p>
          </table:table-cell>
          <table:table-cell office:value-type="float" office:value="502.33392" calcext:value-type="float">
            <text:p>502.33392</text:p>
          </table:table-cell>
          <table:table-cell office:value-type="float" office:value="65840.71" calcext:value-type="float">
            <text:p>65840.71</text:p>
          </table:table-cell>
          <table:table-cell office:value-type="float" office:value="193.45326" calcext:value-type="float">
            <text:p>193.453</text:p>
          </table:table-cell>
          <table:table-cell office:value-type="float" office:value="3151678700000000" calcext:value-type="float">
            <text:p>3.152E+15</text:p>
          </table:table-cell>
          <table:table-cell office:value-type="float" office:value="256.59445" calcext:value-type="float">
            <text:p>256.594</text:p>
          </table:table-cell>
          <table:table-cell office:value-type="float" office:value="0.744377136230469" calcext:value-type="float">
            <text:p>0.744377136230469</text:p>
          </table:table-cell>
          <table:table-cell office:value-type="float" office:value="0.696527777777778" calcext:value-type="float">
            <text:p>0.696527777777778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1723.888" calcext:value-type="float">
            <text:p>1723.888</text:p>
          </table:table-cell>
          <table:table-cell office:value-type="float" office:value="797.3515" calcext:value-type="float">
            <text:p>797.3515</text:p>
          </table:table-cell>
          <table:table-cell office:value-type="float" office:value="155348.42" calcext:value-type="float">
            <text:p>155348.42</text:p>
          </table:table-cell>
          <table:table-cell office:value-type="float" office:value="305.46732" calcext:value-type="float">
            <text:p>305.467</text:p>
          </table:table-cell>
          <table:table-cell office:value-type="float" office:value="3.572708E+016" calcext:value-type="float">
            <text:p>3.573E+16</text:p>
          </table:table-cell>
          <table:table-cell office:value-type="float" office:value="394.14264" calcext:value-type="float">
            <text:p>394.143</text:p>
          </table:table-cell>
          <table:table-cell office:value-type="float" office:value="0.760185241699219" calcext:value-type="float">
            <text:p>0.760185241699219</text:p>
          </table:table-cell>
          <table:table-cell office:value-type="float" office:value="0.683796296296296" calcext:value-type="float">
            <text:p>0.683796296296296</text:p>
          </table:table-cell>
        </table:table-row>
        <table:table-row table:style-name="ro1">
          <table:table-cell table:number-columns-repeated="2" office:value-type="float" office:value="9" calcext:value-type="float">
            <text:p>9</text:p>
          </table:table-cell>
          <table:table-cell office:value-type="float" office:value="1144.897" calcext:value-type="float">
            <text:p>1144.897</text:p>
          </table:table-cell>
          <table:table-cell office:value-type="float" office:value="583.30963" calcext:value-type="float">
            <text:p>583.30963</text:p>
          </table:table-cell>
          <table:table-cell office:value-type="float" office:value="133084.89" calcext:value-type="float">
            <text:p>133084.89</text:p>
          </table:table-cell>
          <table:table-cell office:value-type="float" office:value="262.613" calcext:value-type="float">
            <text:p>262.613</text:p>
          </table:table-cell>
          <table:table-cell office:value-type="float" office:value="1.4079928E+016" calcext:value-type="float">
            <text:p>1.408E+16</text:p>
          </table:table-cell>
          <table:table-cell office:value-type="float" office:value="364.808" calcext:value-type="float">
            <text:p>364.808</text:p>
          </table:table-cell>
          <table:table-cell office:value-type="float" office:value="0.627519845962524" calcext:value-type="float">
            <text:p>0.627519845962524</text:p>
          </table:table-cell>
          <table:table-cell office:value-type="float" office:value="0.671296296296296" calcext:value-type="float">
            <text:p>0.671296296296296</text:p>
          </table:table-cell>
        </table:table-row>
        <table:table-row table:style-name="ro1">
          <table:table-cell table:number-columns-repeated="2" office:value-type="float" office:value="10" calcext:value-type="float">
            <text:p>10</text:p>
          </table:table-cell>
          <table:table-cell office:value-type="float" office:value="1351.9331" calcext:value-type="float">
            <text:p>1351.9331</text:p>
          </table:table-cell>
          <table:table-cell office:value-type="float" office:value="709.55133" calcext:value-type="float">
            <text:p>709.55133</text:p>
          </table:table-cell>
          <table:table-cell office:value-type="float" office:value="129958.37" calcext:value-type="float">
            <text:p>129958.37</text:p>
          </table:table-cell>
          <table:table-cell office:value-type="float" office:value="283.38184" calcext:value-type="float">
            <text:p>283.382</text:p>
          </table:table-cell>
          <table:table-cell office:value-type="float" office:value="1.1205952E+017" calcext:value-type="float">
            <text:p>1.121E+17</text:p>
          </table:table-cell>
          <table:table-cell office:value-type="float" office:value="360.49738" calcext:value-type="float">
            <text:p>360.497</text:p>
          </table:table-cell>
          <table:table-cell office:value-type="float" office:value="0.761714458465576" calcext:value-type="float">
            <text:p>0.761714458465576</text:p>
          </table:table-cell>
          <table:table-cell office:value-type="float" office:value="0.648842592592593" calcext:value-type="float">
            <text:p>0.64884259259259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Average</text:p>
          </table:table-cell>
          <table:table-cell office:value-type="float" office:value="1075.4312" calcext:value-type="float">
            <text:p>1075.4312</text:p>
          </table:table-cell>
          <table:table-cell office:value-type="float" office:value="551.7271" calcext:value-type="float">
            <text:p>551.7271</text:p>
          </table:table-cell>
          <table:table-cell office:value-type="float" office:value="101346.125" calcext:value-type="float">
            <text:p>101346.125</text:p>
          </table:table-cell>
          <table:table-cell office:value-type="float" office:value="231.76245" calcext:value-type="float">
            <text:p>231.762</text:p>
          </table:table-cell>
          <table:table-cell office:value-type="float" office:value="4.369661E+016" calcext:value-type="float">
            <text:p>4.370E+16</text:p>
          </table:table-cell>
          <table:table-cell office:value-type="float" office:value="304.92767" calcext:value-type="float">
            <text:p>304.928</text:p>
          </table:table-cell>
          <table:table-cell office:value-type="float" office:value="0.62619828635996" calcext:value-type="float">
            <text:p>0.62619828635996</text:p>
          </table:table-cell>
          <table:table-cell office:value-type="float" office:value="0.681860269360269" calcext:value-type="float">
            <text:p>0.681860269360269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Standard Deviation</text:p>
          </table:table-cell>
          <table:table-cell office:value-type="float" office:value="582.4395" calcext:value-type="float">
            <text:p>582.4395</text:p>
          </table:table-cell>
          <table:table-cell office:value-type="float" office:value="274.59845" calcext:value-type="float">
            <text:p>274.59845</text:p>
          </table:table-cell>
          <table:table-cell office:value-type="float" office:value="52144.582" calcext:value-type="float">
            <text:p>52144.582</text:p>
          </table:table-cell>
          <table:table-cell office:value-type="float" office:value="74.09206" calcext:value-type="float">
            <text:p>74.092</text:p>
          </table:table-cell>
          <table:table-cell office:value-type="float" office:value="5.014567E+016" calcext:value-type="float">
            <text:p>5.015E+16</text:p>
          </table:table-cell>
          <table:table-cell office:value-type="float" office:value="91.46165" calcext:value-type="float">
            <text:p>91.462</text:p>
          </table:table-cell>
          <table:table-cell office:value-type="float" office:value="0.172073677363282" calcext:value-type="float">
            <text:p>0.172073677363282</text:p>
          </table:table-cell>
          <table:table-cell office:value-type="float" office:value="0.681860269360269" calcext:value-type="float">
            <text:p>0.68186026936026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number:number-style style:name="N112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4-11T02:41:31.073366866</dc:date>
    <meta:editing-duration>PT4M25S</meta:editing-duration>
    <meta:editing-cycles>1</meta:editing-cycles>
    <meta:document-statistic meta:table-count="1" meta:cell-count="139" meta:object-count="0"/>
    <meta:generator>LibreOffice/6.4.7.2$Linux_X86_64 LibreOffice_project/40$Build-2</meta:generator>
  </office:meta>
</office:document-meta>
</file>